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Title"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3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5"><text:span text:style-name="T12">do text</text:span></text:p><text:p text:style-name="P5"><text:span text:style-name="T12">from document(at=header, format='odt')</text:span></text:p></office:annotation><text:span text:style-name="T4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<text:span text:style-name="T2"><office:annotation><dc:creator>sde </dc:creator><dc:date>2011-07-27T10:01:44</dc:date><text:p text:style-name="P5"><text:span text:style-name="T8">do text if not len(self.getApplicants()) &gt; 1</text:span></text:p><text:p text:style-name="P5"><text:span text:style-name="T9">from xhtml(self.portal_urban.decorateHTML('UrbanBody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5"><text:span text:style-name="T8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5"><text:span text:style-name="T13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>Déclaration urbanistique préalable</text:p>
      <text:p text:style-name="UrbanBody"/>
      <text:p text:style-name="UrbanBody"><text:span text:style-name="T5"><office:annotation><dc:creator>Gauthier Bastien</dc:creator><dc:date>2011-01-13T14:56:41</dc:date><text:p text:style-name="P5"><text:span text:style-name="T12">do text</text:span></text:p><text:p text:style-name="P5"><text:span text:style-name="T12">from document(at=reference, format='odt')</text:span></text:p></office:annotation></text:span><text:span text:style-name="T6">Import depuis reference.odt</text:span></text:p>
      <text:p text:style-name="UrbanBody"/>
      <text:p text:style-name="UrbanBody"><office:annotation><dc:creator>Gauthier Bastien</dc:creator><dc:date>2011-02-16T16:12:24</dc:date><text:p text:style-name="P5"><text:span text:style-name="T1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5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5"><text:span text:style-name="T9">do text if len(self.getApplicants()) &gt; 1</text:span></text:p></office:annotation><text:span text:style-name="T1">&lt;%Titre%&gt;</text:span>,</text:p>
      <text:p text:style-name="UrbanBody"/>
      <text:p text:style-name="UrbanBody">Par la présente, nous vous informons que notre Collège communal, réuni en séance du <text:text-input text:description="Date du collège">tool.formatDate(self.getLastCollegeReport().getEventDate())</text:text-input>, a considéré votre déclaration, déposée en date du <text:text-input text:description="Date de réception de la demande">tool.formatDate(self.getLastDeposit().getEventDate())</text:text-input>, comme <text:span text:style-name="T6"><text:text-input text:description="">self.getReceivability().upper()</text:text-input></text:span>. </text:p>
      <text:p text:style-name="UrbanBody"><office:annotation><dc:creator>Simon Delcourt</dc:creator><dc:date>2012-07-02T15:44:25</dc:date><text:p text:style-name="P4"><text:span text:style-name="T7">do text if len(self.getValuesForTemplate('article', subfield='extraValue')) == 1</text:span></text:p></office:annotation>Celle-ci relève de l’article <text:text-input text:description="Article court">self.getValuesForTemplate('article', subfield='extraValue')[0]</text:text-input> du CWATUPE.</text:p>
      <text:p text:style-name="UrbanBody"><office:annotation><dc:creator>Simon Delcourt</dc:creator><dc:date>2012-07-02T15:44:25</dc:date><text:p text:style-name="P4"><text:span text:style-name="T7">do text if len(self.getValuesForTemplate('article', subfield='extraValue')) &gt; 1</text:span></text:p></office:annotation>Celle-ci relève des articles <text:text-input text:description="Article court">','.join(self.getValuesForTemplate('article', subfield='extraValue'))</text:text-input> du CWATUPE:</text:p>
      <text:p text:style-name="UrbanBody"/>
      <text:p text:style-name="UrbanBody">Dès lors, <text:span text:style-name="T6">vous pourrez passer à l’exécution des actes et travaux que vous envisagez 20 jours à compter à partir du lendemain de la date de dépôt de celle-ci.</text:span></text:p>
      <text:p text:style-name="UrbanBody"/>
      <text:p text:style-name="UrbanBody">Nous vous rappelons l’obligation qui vous incombe d’afficher copie de votre déclaration sur le terrain à front du domaine public, visible à partir de celui-ci et ce, pendant toute la durée de l’exécution des actes et travaux. En vertu de la délibération du Conseil Communal du [XXX], votre déclaration est soumise à une <text:span text:style-name="T6">redevance de 15 €</text:span> que nous vous demandons de <text:span text:style-name="T6">verser sur le compte BEXX-XXX-XXXXXXX-XX</text:span> avec la référence suivante (<text:text-input text:description="Référence">self.getReference()</text:text-input>).</text:p>
      <text:p text:style-name="UrbanBody"/>
      <text:p text:style-name="UrbanBody">Copie de la présente est envoyée à Monsieur le Fonctionnaire délégué. </text:p>
      <text:p text:style-name="UrbanBody"/>
      <text:p text:style-name="UrbanBody"><office:annotation><dc:creator>Gauthier Bastien</dc:creator><dc:date>2011-02-21T09:23:46</dc:date><text:p text:style-name="P5"><text:span text:style-name="T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5"><text:span text:style-name="T9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UrbanBody"><text:soft-page-break/><text:span text:style-name="T3"><office:annotation><dc:creator>sde </dc:creator><dc:date>2011-07-27T10:02:32</dc:date><text:p text:style-name="P5"><text:span text:style-name="T8">do text</text:span></text:p><text:p text:style-name="P5"><text:span text:style-name="T9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7-02T16:22:09</dc:date>
    <dc:creator>Simon Delcourt</dc:creator>
    <meta:editing-duration>PT12H50M37S</meta:editing-duration>
    <meta:editing-cycles>58</meta:editing-cycles>
    <meta:generator>LibreOffice/3.5$Linux_x86 LibreOffice_project/350m1$Build-2</meta:generator>
    <meta:document-statistic meta:table-count="0" meta:image-count="0" meta:object-count="0" meta:page-count="2" meta:paragraph-count="25" meta:word-count="242" meta:character-count="2010" meta:non-whitespace-character-count="1806"/>
  </office:meta>
</office:document-meta>
</file>